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164e08" officeooo:paragraph-rsid="00164e08"/>
    </style:style>
    <style:style style:name="P2" style:family="paragraph" style:parent-style-name="Standard">
      <style:text-properties officeooo:rsid="00164e08" officeooo:paragraph-rsid="00183ece"/>
    </style:style>
    <style:style style:name="P3" style:family="paragraph" style:parent-style-name="Standard">
      <style:text-properties officeooo:rsid="00164e08" officeooo:paragraph-rsid="00190c9a"/>
    </style:style>
    <style:style style:name="P4" style:family="paragraph" style:parent-style-name="Standard">
      <style:text-properties officeooo:rsid="00164e08" officeooo:paragraph-rsid="00225694"/>
    </style:style>
    <style:style style:name="P5" style:family="paragraph" style:parent-style-name="Standard">
      <style:text-properties officeooo:rsid="00164e08" officeooo:paragraph-rsid="004868cc"/>
    </style:style>
    <style:style style:name="P6" style:family="paragraph" style:parent-style-name="Standard">
      <style:text-properties officeooo:rsid="00164e08" officeooo:paragraph-rsid="004dd342"/>
    </style:style>
    <style:style style:name="P7" style:family="paragraph" style:parent-style-name="Standard">
      <style:text-properties officeooo:rsid="001d2839" officeooo:paragraph-rsid="00225694"/>
    </style:style>
    <style:style style:name="P8" style:family="paragraph" style:parent-style-name="Standard">
      <style:text-properties officeooo:rsid="001d2839" officeooo:paragraph-rsid="0023c40f"/>
    </style:style>
    <style:style style:name="P9" style:family="paragraph" style:parent-style-name="Standard">
      <style:text-properties officeooo:rsid="001d2839" officeooo:paragraph-rsid="00265628"/>
    </style:style>
    <style:style style:name="P10" style:family="paragraph" style:parent-style-name="Standard">
      <style:text-properties fo:font-weight="bold" officeooo:rsid="0044b1d1" officeooo:paragraph-rsid="0044b1d1"/>
    </style:style>
    <style:style style:name="P11" style:family="paragraph" style:parent-style-name="Standard" style:master-page-name="Standard">
      <style:paragraph-properties style:page-number="auto"/>
      <style:text-properties officeooo:rsid="00164e08" officeooo:paragraph-rsid="00190c9a"/>
    </style:style>
    <style:style style:name="P12" style:family="paragraph" style:parent-style-name="Standard">
      <style:text-properties officeooo:rsid="00179fa0" officeooo:paragraph-rsid="00190c9a" style:font-name-asian="Times New Roman1"/>
    </style:style>
    <style:style style:name="P13" style:family="paragraph" style:parent-style-name="Standard">
      <style:text-properties officeooo:rsid="00183ece" officeooo:paragraph-rsid="00183ece" style:font-name-asian="Times New Roman1"/>
    </style:style>
    <style:style style:name="P14" style:family="paragraph" style:parent-style-name="Standard">
      <style:text-properties officeooo:rsid="001a88d5" officeooo:paragraph-rsid="001a88d5" style:font-name-asian="Times New Roman1"/>
    </style:style>
    <style:style style:name="P15" style:family="paragraph" style:parent-style-name="Standard">
      <style:text-properties officeooo:rsid="001ab350" officeooo:paragraph-rsid="001ab350" style:font-name-asian="Times New Roman1"/>
    </style:style>
    <style:style style:name="P16" style:family="paragraph" style:parent-style-name="Standard">
      <style:text-properties officeooo:rsid="001d2839" officeooo:paragraph-rsid="00225694" style:font-name-asian="Times New Roman1"/>
    </style:style>
    <style:style style:name="P17" style:family="paragraph" style:parent-style-name="Standard">
      <style:text-properties officeooo:rsid="00164e08" officeooo:paragraph-rsid="00225694" style:font-name-asian="Times New Roman1"/>
    </style:style>
    <style:style style:name="P18" style:family="paragraph" style:parent-style-name="Standard">
      <style:text-properties officeooo:rsid="00164e08" officeooo:paragraph-rsid="0023c40f" style:font-name-asian="Times New Roman1"/>
    </style:style>
    <style:style style:name="P19" style:family="paragraph" style:parent-style-name="Standard">
      <style:text-properties officeooo:rsid="00164e08" officeooo:paragraph-rsid="0023fd82" style:font-name-asian="Times New Roman1"/>
    </style:style>
    <style:style style:name="P20" style:family="paragraph" style:parent-style-name="Standard">
      <style:text-properties officeooo:rsid="00164e08" officeooo:paragraph-rsid="0045dcf7" style:font-name-asian="Times New Roman1"/>
    </style:style>
    <style:style style:name="P21" style:family="paragraph" style:parent-style-name="Standard">
      <style:text-properties officeooo:rsid="00164e08" officeooo:paragraph-rsid="00164e08" style:font-name-asian="Times New Roman1"/>
    </style:style>
    <style:style style:name="P22" style:family="paragraph" style:parent-style-name="Standard">
      <style:text-properties officeooo:rsid="0044b1d1" officeooo:paragraph-rsid="0044b1d1" style:font-name-asian="Times New Roman1"/>
    </style:style>
    <style:style style:name="P23" style:family="paragraph" style:parent-style-name="Standard">
      <style:text-properties officeooo:rsid="00499c83" officeooo:paragraph-rsid="00499c83" style:font-name-asian="Times New Roman1"/>
    </style:style>
    <style:style style:name="P24" style:family="paragraph" style:parent-style-name="Standard">
      <style:text-properties officeooo:rsid="001dc1b8" officeooo:paragraph-rsid="004868cc" style:font-name-asian="Times New Roman1"/>
    </style:style>
    <style:style style:name="P25" style:family="paragraph" style:parent-style-name="Standard">
      <style:text-properties officeooo:rsid="00496370" officeooo:paragraph-rsid="00496370" style:font-name-asian="Times New Roman1"/>
    </style:style>
    <style:style style:name="P26" style:family="paragraph" style:parent-style-name="Standard">
      <style:text-properties officeooo:rsid="005394d8" officeooo:paragraph-rsid="005394d8" style:font-name-asian="Times New Roman1"/>
    </style:style>
    <style:style style:name="P27" style:family="paragraph" style:parent-style-name="Standard">
      <style:text-properties officeooo:rsid="0054488a" officeooo:paragraph-rsid="0054488a" style:font-name-asian="Times New Roman1"/>
    </style:style>
    <style:style style:name="P28" style:family="paragraph" style:parent-style-name="Standard">
      <style:text-properties fo:font-weight="bold" officeooo:rsid="0023fd82" officeooo:paragraph-rsid="00265628" style:font-name-asian="Times New Roman1"/>
    </style:style>
    <style:style style:name="P29" style:family="paragraph" style:parent-style-name="Standard">
      <style:text-properties fo:font-weight="bold" officeooo:rsid="00164e08" officeooo:paragraph-rsid="00164e08" style:font-name-asian="Times New Roman1"/>
    </style:style>
    <style:style style:name="P30" style:family="paragraph" style:parent-style-name="Standard">
      <style:text-properties fo:font-weight="bold" officeooo:rsid="00164e08" officeooo:paragraph-rsid="004868cc" style:font-name-asian="Times New Roman1"/>
    </style:style>
    <style:style style:name="P31" style:family="paragraph" style:parent-style-name="Standard">
      <style:text-properties fo:font-weight="bold" officeooo:rsid="001dc1b8" officeooo:paragraph-rsid="004868cc" style:font-name-asian="Times New Roman1"/>
    </style:style>
    <style:style style:name="P32" style:family="paragraph" style:parent-style-name="Standard">
      <style:text-properties officeooo:rsid="001d2839" officeooo:paragraph-rsid="005394d8"/>
    </style:style>
    <style:style style:name="P33" style:family="paragraph" style:parent-style-name="Standard">
      <style:text-properties officeooo:rsid="00164e08" officeooo:paragraph-rsid="0055e27f"/>
    </style:style>
    <style:style style:name="T1" style:family="text">
      <style:text-properties style:font-name-asian="Times New Roman1"/>
    </style:style>
    <style:style style:name="T2" style:family="text">
      <style:text-properties officeooo:rsid="00164e08" style:font-name-asian="Times New Roman1"/>
    </style:style>
    <style:style style:name="T3" style:family="text">
      <style:text-properties officeooo:rsid="00179fa0" style:font-name-asian="Times New Roman1"/>
    </style:style>
    <style:style style:name="T4" style:family="text">
      <style:text-properties officeooo:rsid="0017e291" style:font-name-asian="Times New Roman1"/>
    </style:style>
    <style:style style:name="T5" style:family="text">
      <style:text-properties officeooo:rsid="00183ece" style:font-name-asian="Times New Roman1"/>
    </style:style>
    <style:style style:name="T6" style:family="text">
      <style:text-properties officeooo:rsid="00190c9a" style:font-name-asian="Times New Roman1"/>
    </style:style>
    <style:style style:name="T7" style:family="text">
      <style:text-properties officeooo:rsid="001a88d5" style:font-name-asian="Times New Roman1"/>
    </style:style>
    <style:style style:name="T8" style:family="text">
      <style:text-properties officeooo:rsid="001c06ca" style:font-name-asian="Times New Roman1"/>
    </style:style>
    <style:style style:name="T9" style:family="text">
      <style:text-properties officeooo:rsid="001dc1b8" style:font-name-asian="Times New Roman1"/>
    </style:style>
    <style:style style:name="T10" style:family="text">
      <style:text-properties officeooo:rsid="001f98b2" style:font-name-asian="Times New Roman1"/>
    </style:style>
    <style:style style:name="T11" style:family="text">
      <style:text-properties officeooo:rsid="00225694" style:font-name-asian="Times New Roman1"/>
    </style:style>
    <style:style style:name="T12" style:family="text">
      <style:text-properties officeooo:rsid="0023c40f" style:font-name-asian="Times New Roman1"/>
    </style:style>
    <style:style style:name="T13" style:family="text">
      <style:text-properties officeooo:rsid="0023fd82" style:font-name-asian="Times New Roman1"/>
    </style:style>
    <style:style style:name="T14" style:family="text">
      <style:text-properties officeooo:rsid="00265628" style:font-name-asian="Times New Roman1"/>
    </style:style>
    <style:style style:name="T15" style:family="text">
      <style:text-properties officeooo:rsid="0027b401" style:font-name-asian="Times New Roman1"/>
    </style:style>
    <style:style style:name="T16" style:family="text">
      <style:text-properties officeooo:rsid="00293650" style:font-name-asian="Times New Roman1"/>
    </style:style>
    <style:style style:name="T17" style:family="text">
      <style:text-properties officeooo:rsid="002a5a07" style:font-name-asian="Times New Roman1"/>
    </style:style>
    <style:style style:name="T18" style:family="text">
      <style:text-properties officeooo:rsid="002d0adf" style:font-name-asian="Times New Roman1"/>
    </style:style>
    <style:style style:name="T19" style:family="text">
      <style:text-properties officeooo:rsid="002efc3a" style:font-name-asian="Times New Roman1"/>
    </style:style>
    <style:style style:name="T20" style:family="text">
      <style:text-properties officeooo:rsid="0031d92f" style:font-name-asian="Times New Roman1"/>
    </style:style>
    <style:style style:name="T21" style:family="text">
      <style:text-properties officeooo:rsid="00330366" style:font-name-asian="Times New Roman1"/>
    </style:style>
    <style:style style:name="T22" style:family="text">
      <style:text-properties officeooo:rsid="003352f9" style:font-name-asian="Times New Roman1"/>
    </style:style>
    <style:style style:name="T23" style:family="text">
      <style:text-properties officeooo:rsid="00353e2d" style:font-name-asian="Times New Roman1"/>
    </style:style>
    <style:style style:name="T24" style:family="text">
      <style:text-properties officeooo:rsid="0036b46c" style:font-name-asian="Times New Roman1"/>
    </style:style>
    <style:style style:name="T25" style:family="text">
      <style:text-properties officeooo:rsid="0037c463" style:font-name-asian="Times New Roman1"/>
    </style:style>
    <style:style style:name="T26" style:family="text">
      <style:text-properties officeooo:rsid="0038c0bd" style:font-name-asian="Times New Roman1"/>
    </style:style>
    <style:style style:name="T27" style:family="text">
      <style:text-properties officeooo:rsid="003a9714" style:font-name-asian="Times New Roman1"/>
    </style:style>
    <style:style style:name="T28" style:family="text">
      <style:text-properties officeooo:rsid="003be7e8" style:font-name-asian="Times New Roman1"/>
    </style:style>
    <style:style style:name="T29" style:family="text">
      <style:text-properties officeooo:rsid="003ca694" style:font-name-asian="Times New Roman1"/>
    </style:style>
    <style:style style:name="T30" style:family="text">
      <style:text-properties officeooo:rsid="003dff9e" style:font-name-asian="Times New Roman1"/>
    </style:style>
    <style:style style:name="T31" style:family="text">
      <style:text-properties officeooo:rsid="003fe3ce" style:font-name-asian="Times New Roman1"/>
    </style:style>
    <style:style style:name="T32" style:family="text">
      <style:text-properties officeooo:rsid="004163f1" style:font-name-asian="Times New Roman1"/>
    </style:style>
    <style:style style:name="T33" style:family="text">
      <style:text-properties officeooo:rsid="0044b1d1" style:font-name-asian="Times New Roman1"/>
    </style:style>
    <style:style style:name="T34" style:family="text">
      <style:text-properties officeooo:rsid="0045d3df" style:font-name-asian="Times New Roman1"/>
    </style:style>
    <style:style style:name="T35" style:family="text">
      <style:text-properties officeooo:rsid="0045dcf7" style:font-name-asian="Times New Roman1"/>
    </style:style>
    <style:style style:name="T36" style:family="text">
      <style:text-properties officeooo:rsid="004dd342" style:font-name-asian="Times New Roman1"/>
    </style:style>
    <style:style style:name="T37" style:family="text">
      <style:text-properties officeooo:rsid="004f8142" style:font-name-asian="Times New Roman1"/>
    </style:style>
    <style:style style:name="T38" style:family="text">
      <style:text-properties officeooo:rsid="0050d5a0" style:font-name-asian="Times New Roman1"/>
    </style:style>
    <style:style style:name="T39" style:family="text">
      <style:text-properties officeooo:rsid="00524269" style:font-name-asian="Times New Roman1"/>
    </style:style>
    <style:style style:name="T40" style:family="text">
      <style:text-properties officeooo:rsid="005394d8" style:font-name-asian="Times New Roman1"/>
    </style:style>
    <style:style style:name="T41" style:family="text">
      <style:text-properties officeooo:rsid="0053f2d8" style:font-name-asian="Times New Roman1"/>
    </style:style>
    <style:style style:name="T42" style:family="text">
      <style:text-properties officeooo:rsid="0054488a" style:font-name-asian="Times New Roman1"/>
    </style:style>
    <style:style style:name="T43" style:family="text">
      <style:text-properties officeooo:rsid="0055e27f" style:font-name-asian="Times New Roman1"/>
    </style:style>
    <style:style style:name="T44" style:family="text">
      <style:text-properties officeooo:rsid="0056c5b3" style:font-name-asian="Times New Roman1"/>
    </style:style>
    <style:style style:name="T45" style:family="text">
      <style:text-properties officeooo:rsid="0056cc92" style:font-name-asian="Times New Roman1"/>
    </style:style>
    <style:style style:name="T46" style:family="text">
      <style:text-properties officeooo:rsid="0056ed60" style:font-name-asian="Times New Roman1"/>
    </style:style>
    <style:style style:name="T47" style:family="text">
      <style:text-properties fo:font-weight="bold" style:font-name-asian="Times New Roman1"/>
    </style:style>
    <style:style style:name="T48" style:family="text">
      <style:text-properties fo:font-weight="bold" officeooo:rsid="00164e08" style:font-name-asian="Times New Roman1"/>
    </style:style>
    <style:style style:name="T49" style:family="text">
      <style:text-properties fo:font-weight="bold" officeooo:rsid="001dc1b8" style:font-name-asian="Times New Roman1"/>
    </style:style>
    <style:style style:name="T50" style:family="text">
      <style:text-properties officeooo:rsid="005394d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Like many other keen travellers Cuba has always been high on </text:span><text:span text:style-name="T4">our</text:span><text:span text:style-name="T1"> bucket lists. </text:span><text:span text:style-name="T4">Although high,</text:span><text:span text:style-name="T1"> </text:span><text:span text:style-name="T4">it was one of those exotic locations that </text:span><text:span text:style-name="T5">we</text:span><text:span text:style-name="T4"> thought </text:span><text:span text:style-name="T5">we</text:span><text:span text:style-name="T4"> </text:span><text:span text:style-name="T5">may never</text:span><text:span text:style-name="T4"> get a chance to visit</text:span><text:span text:style-name="T1">. </text:span></text:p>
      <text:p text:style-name="P12"/>
      <text:p text:style-name="P3"><text:span text:style-name="T3">In late 2016 we started planning a trip to backpack down through Central America starting in Mexico City, </text:span><text:span text:style-name="T4">Mexico</text:span><text:span text:style-name="T3">. </text:span><text:span text:style-name="T1">After doing research we discovered a flight from Europe to Mexico City with a stopover in Cuba was of similar cost to a direct flight so decided it was a perfect opportunity to check it out.</text:span></text:p>
      <text:p text:style-name="P2"><text:span text:style-name="T1"><text:line-break/>As with most new countries </text:span><text:span text:style-name="T5">we visit</text:span><text:span text:style-name="T1"> our research began with googling </text:span><text:span text:style-name="T5">the country</text:span><text:span text:style-name="T1"> and reading blog posts. It did</text:span><text:span text:style-name="T5">n't </text:span><text:span text:style-name="T1">take long to realise that the information within these posts would become super important as </text:span><text:span text:style-name="T6">Internet is hard to come by in Cuba.</text:span><text:span text:style-name="T1"><text:line-break/><text:line-break/></text:span><text:span text:style-name="T8">S</text:span><text:span text:style-name="T7">ome b</text:span><text:span text:style-name="T1">log posts we found useful were:</text:span></text:p>
      <text:p text:style-name="P13"/>
      <text:p text:style-name="P14">25 Awesome things to do in Havana, Cuba </text:p>
      <text:p text:style-name="P14">11 Things To Do During Your Trip to Havana, Cuba</text:p>
      <text:p text:style-name="P14">Budget Diving in the Bay of Pigs: Things to Know</text:p>
      <text:p text:style-name="P14">Cheapest Scuba Diving in Cuba Review</text:p>
      <text:p text:style-name="P14">Playa Larga on a Budget: Planning Your Visit</text:p>
      <text:p text:style-name="P15">Trinidad Cuba Travel Guide 2017</text:p>
      <text:p text:style-name="P14"><text:s/></text:p>
      <text:p text:style-name="P16">In addition to the above we found having a copy of Cuba Lonely Planet really useful. </text:p>
      <text:p text:style-name="P17"/>
      <text:p text:style-name="P8"><text:span text:style-name="T11">The sections below give an overview of our 12 day trip with a focus on budget travel and documenting useful information </text:span><text:span text:style-name="T12">that we think could help others</text:span><text:span text:style-name="T11">.</text:span><text:span text:style-name="T2"><text:line-break/></text:span><text:span text:style-name="T48"><text:line-break/>Mobile Apps</text:span><text:span text:style-name="T2"><text:line-break/><text:line-break/>Two apps that </text:span><text:span text:style-name="T12">we </text:span><text:span text:style-name="T2">recommend downloading </text:span><text:span text:style-name="T9">before heading to Cuba </text:span><text:span text:style-name="T2">are: </text:span></text:p>
      <text:p text:style-name="P18">Google Translate</text:p>
      <text:p text:style-name="P32"><text:span text:style-name="T2">Map of Cuba offline<text:line-break/><text:line-break/>Locals speak very little English so if you </text:span><text:span text:style-name="T9">you</text:span><text:span text:style-name="T2">r Spanish is rusty like </text:span><text:span text:style-name="T12">ours</text:span><text:span text:style-name="T2"> it will save you. The app is great as it works without an internet connection and also pronounces translated words which </text:span><text:span text:style-name="T12">we</text:span><text:span text:style-name="T2"> found useful for learning </text:span><text:span text:style-name="T9">useful phrases such as "dos de cerveza por favor".</text:span><text:span text:style-name="T2"><text:line-break/><text:line-break/>Before we visited Cuba we marked everything on Google Maps knowing that even without internet we could still find our way around with GPS. For some reason once we arrived in Cuba </text:span><text:span text:style-name="T12">both of</text:span><text:span text:style-name="T2"> our markings disappeared. Luckily </text:span><text:span text:style-name="T12">we</text:span><text:span text:style-name="T2"> had downloaded Map of Cuba offline. </text:span><text:span text:style-name="T12">It</text:span><text:span text:style-name="T2"> was useful for finding </text:span><text:span text:style-name="T9">Lonely Planet </text:span><text:span text:style-name="T2">street addresses, tourist attractions and other places </text:span><text:span text:style-name="T9">of interest</text:span><text:span text:style-name="T2"> such as currency exchanges (Cadeca) and banks.<text:line-break/><text:line-break/></text:span><text:span text:style-name="T48">Itinerary</text:span><text:span text:style-name="T2"><text:line-break/><text:line-break/></text:span><text:span text:style-name="T40">Havana Airport to City – 30 minutes – 30 CUC total </text:span></text:p>
      <text:p text:style-name="P32"><text:span text:style-name="T2">Havana - Casa Mariela - 3 full days<text:line-break/>Havana to Vinales Collectivo - 5 hours - 30 CUC </text:span><text:span text:style-name="T40">pp</text:span><text:span text:style-name="T2"><text:line-break/>Vinales - Casa Lliana y Albe - 1.5 days<text:line-break/>Vinales to Playa Larga Collectivo - 7 hours - 35 CUC </text:span><text:span text:style-name="T40">pp</text:span><text:span text:style-name="T2"><text:line-break/>Playa Larga - Casa El Ruso - 1.5 days<text:line-break/></text:span><text:soft-page-break/><text:span text:style-name="T2">Playa Larga to Trinidad - 3 hours - 15 CUC </text:span><text:span text:style-name="T40">pp</text:span><text:span text:style-name="T2"><text:line-break/>Trinidad - Casa ??? - 2.5 days<text:line-break/>Trinidad to Havana - 5 hours - 25 CUC </text:span><text:span text:style-name="T40">pp</text:span><text:span text:style-name="T2"><text:line-break/>Havana - 1.5 days</text:span></text:p>
      <text:p text:style-name="P32"><text:span text:style-name="T40">City to Havana Airport – 30 minutes – 20 CUC total</text:span><text:span text:style-name="T2"> </text:span></text:p>
      <text:p text:style-name="P19"/>
      <text:p text:style-name="P10"><text:span text:style-name="T2">B</text:span><text:span text:style-name="T1">udget</text:span></text:p>
      <text:p text:style-name="P22"/>
      <text:p text:style-name="P27">Visa = 2 x £23 = £46</text:p>
      <text:p text:style-name="P23">Flights <text:span text:style-name="T50">= 2 x 285 </text:span></text:p>
      <text:p text:style-name="P23">Collectivo Transport <text:span text:style-name="T50">= 260 CUC </text:span></text:p>
      <text:p text:style-name="P23">Accomodation <text:span text:style-name="T50">= </text:span></text:p>
      <text:p text:style-name="P26">Spending Money = <text:s/></text:p>
      <text:p text:style-name="P23">Total spent = 970 CUC +</text:p>
      <text:p text:style-name="P19"/>
      <text:p text:style-name="P28">Visa</text:p>
      <text:p text:style-name="P9"><text:span text:style-name="T42">We both required a 30 day visa to visit Cuba. We paid £23 each through the website <text:s/></text:span><text:a xlink:type="simple" xlink:href="http://www.cubavisas.com/" text:style-name="Internet_20_link" text:visited-style-name="Visited_20_Internet_20_Link"><text:span text:style-name="T42">http://www.cubavisas.com</text:span></text:a><text:span text:style-name="T42"> and they were posted to our home address in the UK. The visa t</text:span><text:span text:style-name="T43">ook</text:span><text:span text:style-name="T42"> about 5 days to arrive in the UK but you can pay extra to get it delivered express.</text:span><text:span text:style-name="T2"><text:line-break/></text:span><text:span text:style-name="T48"><text:line-break/></text:span><text:span text:style-name="T49">Arriving in Cuba</text:span></text:p>
      <text:p text:style-name="P4"><text:span text:style-name="T13">W</text:span><text:span text:style-name="T1">e took a 16 hour bus from Ljubjana, Slovenia to Cologne, Germany and then flew with Euro</text:span><text:span text:style-name="T41">w</text:span><text:span text:style-name="T1">ings direct to Havana, Cuba. The flight took approximately 1</text:span><text:span text:style-name="T40">1</text:span><text:span text:style-name="T1"> hours. <text:line-break/><text:line-break/></text:span><text:span text:style-name="T13">Once arriving in Havana w</text:span><text:span text:style-name="T1">e paid </text:span><text:span text:style-name="T9">30</text:span><text:span text:style-name="T1"> CUC </text:span><text:span text:style-name="T13">for a taxi into the city. </text:span></text:p>
      <text:p text:style-name="P17"/>
      <text:p text:style-name="P7"><text:span text:style-name="T48">Money</text:span><text:span text:style-name="T2"><text:line-break/><text:line-break/>1 Convertible Peso CUC = 1 USD<text:line-break/>1 Convertible Peso CU</text:span><text:span text:style-name="T44">C</text:span><text:span text:style-name="T2"> = 25 Local Cuban Peso </text:span><text:span text:style-name="T44">CUP</text:span><text:span text:style-name="T2"><text:line-break/>0.05 Convertible Peso CU</text:span><text:span text:style-name="T44">C</text:span><text:span text:style-name="T2"> ~= 1 Local Cuban Peso </text:span><text:span text:style-name="T44">CUP</text:span><text:span text:style-name="T2"><text:line-break/><text:line-break/>Do not bring American dollars as they charge a 20% fee at the exchanges!<text:line-break/><text:line-break/>At the airport we exchanged 600 euros into 670 convertible pesos. </text:span><text:span text:style-name="T19">A </text:span><text:span text:style-name="T2">Passport </text:span><text:span text:style-name="T19">was</text:span><text:span text:style-name="T2"> required. The airport didn't have any local Cuban pesos so instead we had to wait till the next day to find a currency exchange (Cadeca). <text:line-break/><text:line-break/>For an idea of how much to convert into local pesos, we converted 40 CUC which lasted us for 12 days. No passport </text:span><text:span text:style-name="T14">was </text:span><text:span text:style-name="T2">required </text:span><text:span text:style-name="T16">when </text:span><text:span text:style-name="T2">converting CUC </text:span><text:span text:style-name="T16">in</text:span><text:span text:style-name="T2">to </text:span><text:span text:style-name="T45">CUP.</text:span><text:span text:style-name="T2"> <text:line-break/><text:line-break/>While in Cuba we withdrew an extra </text:span><text:span text:style-name="T17">30</text:span><text:span text:style-name="T2">0 CUC using </text:span><text:span text:style-name="T17">our</text:span><text:span text:style-name="T2"> UK debit card</text:span><text:span text:style-name="T17">s</text:span><text:span text:style-name="T2"> at a cash machine </text:span><text:span text:style-name="T18">near the Sevilla Hotel in Havana</text:span><text:span text:style-name="T2">. My Australian bank card didn't work. <text:line-break/><text:line-break/>There are banks in Cuba but the waiting times we witnessed were very long so wouldn't recommend relying on a Travel </text:span><text:span text:style-name="T33">or </text:span><text:span text:style-name="T2">Debit card. </text:span><text:span text:style-name="T34">Bring cash.</text:span><text:span text:style-name="T2"><text:line-break/><text:line-break/>Before </text:span><text:span text:style-name="T24">we</text:span><text:span text:style-name="T2"> visited Cuba </text:span><text:span text:style-name="T25">we were</text:span><text:span text:style-name="T2"> expecting it to be really confusing which currency an item was being advertised in but it </text:span><text:span text:style-name="T20">didn'</text:span><text:span text:style-name="T2">t take long to work it out. The street stalls generally advertise</text:span><text:span text:style-name="T21">d</text:span><text:span text:style-name="T2"> in local pesos but also accept</text:span><text:span text:style-name="T22">ed</text:span><text:span text:style-name="T2"> convertibles and fractions of convertibles. </text:span><text:soft-page-break/><text:span text:style-name="T2">Cafes/bars/restaurants/casas/collectivos always advertise</text:span><text:span text:style-name="T23">d</text:span><text:span text:style-name="T2"> in convertibles. <text:line-break/><text:line-break/>We found that things were slightly more expensive than blog posts suggested which maybe an indication that Cuba is getting more expensive or we need to work on our haggling skills!<text:line-break/></text:span><text:span text:style-name="T48"><text:line-break/>Street Food</text:span><text:span text:style-name="T2"><text:line-break/><text:line-break/>Cuban street pretty much consists of pizzas and toasted sandwiches and the going rate seemed to be 15/20 local pesos. <text:line-break/><text:line-break/>Sometimes a stall w</text:span><text:span text:style-name="T26">ould</text:span><text:span text:style-name="T2"> advertise a pizza/toaste</text:span><text:span text:style-name="T27">d</text:span><text:span text:style-name="T2"> sandwich for 1 CUC but most often i</text:span><text:span text:style-name="T28">f we offered</text:span><text:span text:style-name="T2"> 15/20 </text:span><text:span text:style-name="T28">l</text:span><text:span text:style-name="T2">ocal pesos they </text:span><text:span text:style-name="T28">would</text:span><text:span text:style-name="T2"> accept. <text:line-break/><text:line-break/>Also often no price</text:span><text:span text:style-name="T29">s were</text:span><text:span text:style-name="T2"> displayed on street food and when enquiring </text:span><text:span text:style-name="T29">we would</text:span><text:span text:style-name="T2"> get the standard response of 1 CUC. We often observed how much a local was handing over to get an idea of the real price.</text:span></text:p>
      <text:p text:style-name="P29"/>
      <text:p text:style-name="P33"><text:span text:style-name="T47">Crime/Safety</text:span><text:span text:style-name="T1"><text:line-break/><text:line-break/>Crime is pretty much non existent in Cuba. We felt extremely safe the entire time. Even walking around at night with mobile phones and DSLR camera out.<text:line-break/><text:line-break/>The scariest part of Cuba for </text:span><text:span text:style-name="T30">us</text:span><text:span text:style-name="T1"> was the rainy 130 + km/h collectivo ride from Vinales to Playa Larga with 15 of us in the back. The roads </text:span><text:span text:style-name="T31">have lots of pot holes and it doesn't help that the cars aren't in great condition either.</text:span><text:span text:style-name="T1"><text:line-break/><text:line-break/>I didn't see any car crashes but did see alot of broken down cars on the side of the road and witnessed it first hand.<text:line-break/><text:line-break/>On the way back from snorkelling at Bay of Pigs our bus broke down. We flagged down another bus which let us on for free. <text:line-break/><text:line-break/>Cubans are friendly peo</text:span><text:span text:style-name="T32">p</text:span><text:span text:style-name="T1">le and even if your collectivo were to break down on a longer haul </text:span><text:span text:style-name="T43">I'm</text:span><text:span text:style-name="T1"> confident it wouldn't be too hard to flag down another and continue the journey.<text:line-break/><text:line-break/></text:span><text:span text:style-name="T47">Water</text:span><text:span text:style-name="T1"><text:line-break/><text:line-break/>We always drank bottled water but apparently the tap water in Cuba isn't as bad as other Central/South American countries.<text:line-break/><text:line-break/>One thing that we noticed was that hardly any peso stores had the price of water. When enquiring the standard response was 1.50 or 2 CUC which was the same price being charged in restaurants. We tried haggling the price down but couldn't get anyone to budge.<text:line-break/><text:line-break/>At the Havana local bus station we managed to get it for 0.80 CUC which I think is closer to the local price.<text:line-break/><text:line-break/></text:span><text:span text:style-name="T47">Beers/Alcohol</text:span><text:span text:style-name="T1"><text:line-break/><text:line-break/>The going rate seemed to be 1 CUC for a local beer, 2/3 CUC for a Mojito and 4/5 CUC for a bottle </text:span><text:soft-page-break/><text:span text:style-name="T1">of rum.<text:line-break/><text:line-break/>The best Mojito</text:span><text:span text:style-name="T43">s</text:span><text:span text:style-name="T1"> we had w</text:span><text:span text:style-name="T43">ere</text:span><text:span text:style-name="T1"> at Hotel Sevilla </text:span><text:span text:style-name="T43">and Maximo Bar</text:span><text:span text:style-name="T1"> in Havana. </text:span><text:span text:style-name="T43">They both </text:span><text:span text:style-name="T1">cost 5 CUC </text:span><text:span text:style-name="T46">but were large and quality</text:span><text:span text:style-name="T43">. </text:span><text:span text:style-name="T1">Hotel Sevilla had </text:span><text:span text:style-name="T46">really</text:span><text:span text:style-name="T1"> nice views over the city.</text:span></text:p>
      <text:p text:style-name="P20"/>
      <text:p text:style-name="P6"><text:span text:style-name="T35">Our favourite </text:span><text:span text:style-name="T43">local bar in Havana was Bar Lucero. </text:span><text:span text:style-name="T1"><text:line-break/><text:line-break/>You see alot of locals drinking straight Silver Dry rum from cardboard boxes especially along the Malecon in Havana. It costs about 1 CUC for 200mL. I initially thought it was a cheap pre-mix but turned out to be 200mL of 36% local rum. Try if you dare!<text:line-break/><text:line-break/></text:span><text:span text:style-name="T47">Local Restaurants</text:span><text:span text:style-name="T1"><text:line-break/><text:line-break/>We often found restaurants offering meat with salad, rice and black beans for 3/4 CUC. <text:line-break/></text:span><text:span text:style-name="T47"><text:line-break/>Accomodation </text:span><text:span text:style-name="T1"><text:line-break/><text:line-break/>Home stays in Casa Particulars are the most common accomodation in Cuba. No matter where you stay generally it will include the following:<text:line-break/>A private room<text:line-break/>A private bathroom<text:line-break/>2 single or double beds<text:line-break/>Air conditioning<text:line-break/>Fan<text:line-break/>Breakfast offered for 4/5 CUC<text:line-break/><text:line-break/>We prebooked 7 of our 13 nights through Airbnb before we arrived. It's super easy to find accomodation once you arrive in each city but we found on average we were paying around 15/20 CUC through Airbnb but in person they were wanting 25 + CUC. </text:span><text:span text:style-name="T36">For our last two nights in Havana we did manage to haggle a room down to 15 CUC.</text:span><text:span text:style-name="T1"><text:line-break/><text:line-break/>We tried booking Airbnb accomodation while in Cuba but received an error message saying you aren't allowed to.<text:line-break/></text:span><text:span text:style-name="T47"><text:line-break/>Transport </text:span><text:span text:style-name="T1"><text:line-break/><text:line-break/>We used collectivos taxis the entire time as they offer</text:span><text:span text:style-name="T37">ed</text:span><text:span text:style-name="T1"> door to door service and </text:span><text:span text:style-name="T37">were</text:span><text:span text:style-name="T1"> the same price as buses.<text:line-break/><text:line-break/>For arranging collectivos we always found if we booked oursel</text:span><text:span text:style-name="T39">ves</text:span><text:span text:style-name="T1"> we would get 5 CUC cheaper than what a Casa owner quoted as they g</text:span><text:span text:style-name="T38">o</text:span><text:span text:style-name="T1">t a commission.<text:line-break/><text:line-break/>In Havana we arranged transport through Hotel </text:span><text:span text:style-name="T43">Lido</text:span><text:span text:style-name="T1"> and in the other cities we found locals offering cheap deals. Sometimes we had to pay a deposit to secure a seat.<text:line-break/><text:line-break/>The Locals always fulfilled there promise of picking us up from our accomodation at a certain time and then dropped us at the door of our next city accomodation.</text:span></text:p>
      <text:p text:style-name="P30"/>
      <text:p text:style-name="P31">Departing Cuba</text:p>
      <text:p text:style-name="P24"/>
      <text:p text:style-name="P5"><text:soft-page-break/><text:span text:style-name="T9">We managed to get a taxi to the airport for 20 CUC and flew direct to Mexico City, </text:span><text:span text:style-name="T10">Mexico</text:span><text:span text:style-name="T9"> with Interjet. The airport d</text:span><text:span text:style-name="T10">idn</text:span><text:span text:style-name="T9">'t have many food/drink options but thankfully the prices </text:span><text:span text:style-name="T10">weren't overly inflated like many other airports. We paid 2 CUC for a sandwich and 1 CUC for a coffee.</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6M30S</meta:editing-duration>
    <meta:editing-cycles>66</meta:editing-cycles>
    <meta:generator>LibreOffice/5.3.2.2$Windows_x86 LibreOffice_project/6cd4f1ef626f15116896b1d8e1398b56da0d0ee1</meta:generator>
    <dc:date>2017-09-04T15:53:59.219000000</dc:date>
    <meta:document-statistic meta:table-count="0" meta:image-count="0" meta:object-count="0" meta:page-count="5" meta:paragraph-count="31" meta:word-count="1588" meta:character-count="8699" meta:non-whitespace-character-count="7065"/>
    <meta:user-defined meta:name="Info 1"/>
    <meta:user-defined meta:name="Info 2"/>
    <meta:user-defined meta:name="Info 3"/>
    <meta:user-defined meta:name="Info 4"/>
  </office:meta>
</office:document-meta>
</file>